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Time Roman" svg:font-family="'Time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15%"/>
      <style:text-properties style:font-name="Time Roman" officeooo:rsid="001a9912" officeooo:paragraph-rsid="001a9912"/>
    </style:style>
    <style:style style:name="P2" style:family="paragraph" style:parent-style-name="Standard">
      <style:paragraph-properties fo:line-height="150%"/>
      <style:text-properties style:font-name="Time Roman" officeooo:rsid="001a9912" officeooo:paragraph-rsid="001a9912"/>
    </style:style>
    <style:style style:name="P3" style:family="paragraph" style:parent-style-name="Standard">
      <style:paragraph-properties fo:line-height="200%"/>
      <style:text-properties style:font-name="Time Roman" officeooo:rsid="001a9912" officeooo:paragraph-rsid="001a9912"/>
    </style:style>
    <style:style style:name="P4" style:family="paragraph" style:parent-style-name="Standard">
      <style:paragraph-properties fo:line-height="200%" fo:text-align="center" style:justify-single-word="false"/>
      <style:text-properties style:font-name="Time Roman" officeooo:rsid="001a9912" officeooo:paragraph-rsid="001a9912"/>
    </style:style>
    <style:style style:name="P5" style:family="paragraph" style:parent-style-name="Standard">
      <style:paragraph-properties fo:line-height="200%" fo:text-align="start" style:justify-single-word="false"/>
      <style:text-properties style:font-name="Time Roman" officeooo:rsid="001a9912" officeooo:paragraph-rsid="001a9912"/>
    </style:style>
    <style:style style:name="P6" style:family="paragraph" style:parent-style-name="Standard">
      <style:paragraph-properties fo:line-height="200%" fo:text-align="start" style:justify-single-word="false"/>
      <style:text-properties style:font-name="Time Roman" officeooo:rsid="001a9912" officeooo:paragraph-rsid="001c3335"/>
    </style:style>
    <style:style style:name="T1" style:family="text">
      <style:text-properties officeooo:rsid="001c3335"/>
    </style:style>
    <style:style style:name="T2" style:family="text">
      <style:text-properties officeooo:rsid="001d167d"/>
    </style:style>
    <style:style style:name="T3" style:family="text">
      <style:text-properties officeooo:rsid="001d8f7f"/>
    </style:style>
    <style:style style:name="T4" style:family="text">
      <style:text-properties officeooo:rsid="001eb15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lexander Mekovsky</text:p>
      <text:p text:style-name="P3">COSC 420</text:p>
      <text:p text:style-name="P3">Donald Spickler</text:p>
      <text:p text:style-name="P3">10/13/2023</text:p>
      <text:p text:style-name="P4">Homework 2</text:p>
      <text:p text:style-name="P5">1) Matrix Substitution</text:p>
      <text:p text:style-name="P5"><text:tab/>a) For the row algorithm, I could parallelize the outer for loop but not the inner for loop because the inner for loop relies on information from the outer for loop that if I were to parallelize would be lost in thread division. For the column algorithm, the first for loop didn’t have to be parallelized as it was a simple command and when factoring in the thread assigning, the time spent would be negligible, so I decided against, but I still parallelized the outer for loop but not the inner for loop for the same reason as above; it would have resulted in lost data from the parallelization.</text:p>
      <text:p text:style-name="P5"><text:tab/>b) I used the static loop schedule for both row and column substitutions as it evenly divided up the work between each thread, and given the simple nature of the functions, keeping it static <text:span text:style-name="T1">is the most optimal solution.</text:span></text:p>
      <text:p text:style-name="P6"><text:tab/><text:span text:style-name="T1">c) The maximum speedup I got for parallel row substitution was 9.912 and 6.204 for the parallel column substitution using 32 threads.</text:span></text:p>
      <text:p text:style-name="P6"><text:span text:style-name="T1">Input the coefficient square array size: 10000</text:span></text:p>
      <text:p text:style-name="P5">Input number of threads: 32</text:p>
      <text:p text:style-name="P5">-----Sequential Row-----</text:p>
      <text:p text:style-name="P5">Time (sec.) 0.1065320890047587</text:p>
      <text:p text:style-name="P5">-----Sequential Column-----</text:p>
      <text:p text:style-name="P5">Time (sec.) 0.3203192209912231</text:p>
      <text:p text:style-name="P5">-----Parallel Row-----</text:p>
      <text:p text:style-name="P5">Time (sec.) 0.0107472829986364</text:p>
      <text:p text:style-name="P5">---------------</text:p>
      <text:p text:style-name="P5">Speedup is 9.9124670875676895, Efficiency is 0.3097645964864903 </text:p>
      <text:p text:style-name="P5">-----Parallel Column-----</text:p>
      <text:p text:style-name="P5">Time (sec.) 0.0516352790000383</text:p>
      <text:p text:style-name="P5">---------------</text:p>
      <text:p text:style-name="P5">Speedup is 6.2034955014184323, Efficiency is 0.1938592344193260 </text:p>
      <text:p text:style-name="P5">Both row matrices are equal.</text:p>
      <text:p text:style-name="P5">Both col matrices are equal.</text:p>
      <text:p text:style-name="P6"><text:soft-page-break/><text:span text:style-name="T1"><text:tab/>d) The maximum efficiency I got was 0.983 for the parallel row substitution and 0.999 for the column substitution using only one thread for each.</text:span></text:p>
      <text:p text:style-name="P6"><text:span text:style-name="T1">Input the coefficient square array size: 10000</text:span></text:p>
      <text:p text:style-name="P5">Input number of threads: 1</text:p>
      <text:p text:style-name="P5">-----Sequential Row-----</text:p>
      <text:p text:style-name="P5">Time (sec.) 0.1065709740068996</text:p>
      <text:p text:style-name="P5">-----Sequential Column-----</text:p>
      <text:p text:style-name="P5">Time (sec.) 0.3193333850067575</text:p>
      <text:p text:style-name="P5">-----Parallel Row-----</text:p>
      <text:p text:style-name="P5">Time (sec.) 0.1083546360023320</text:p>
      <text:p text:style-name="P5">---------------</text:p>
      <text:p text:style-name="P5">Speedup is 0.9835386646918001, Efficiency is 0.9835386646918001 </text:p>
      <text:p text:style-name="P5">-----Parallel Column-----</text:p>
      <text:p text:style-name="P5">Time (sec.) 0.3196454169956269</text:p>
      <text:p text:style-name="P5">---------------</text:p>
      <text:p text:style-name="P5">Speedup is 0.9990238183553444, Efficiency is 0.9990238183553444 </text:p>
      <text:p text:style-name="P5">Both row matrices are equal.</text:p>
      <text:p text:style-name="P5">Both col matrices are equal.</text:p>
      <text:p text:style-name="P5"><text:tab/><text:span text:style-name="T1">e) Overall it seemed that parallel row substitution benefited the most from parallelization, likely due to only using two for loops compared to the column substitution three for loops, which resulted in a huge boost to time. In addition, while the row sequential runtime was three times faster than the column sequential runtime, so for maximum efficiency in the future, the row substitution function should be used.</text:span></text:p>
      <text:p text:style-name="P5"/>
      <text:p text:style-name="P5">2) Matrix Multiplication</text:p>
      <text:p text:style-name="P5"><text:tab/><text:span text:style-name="T1">a) </text:span><text:span text:style-name="T2">I could parallelize the first for loop but not the second for loop the inner for loop relies on yp[i] from the first for loop, meaning it would be possible for data to be lost while in the thread assignment phase. Despite this limitation, we still achieved a much faster time with parallelization than sequential form.</text:span></text:p>
      <text:p text:style-name="P5"><text:tab/><text:span text:style-name="T1">b) </text:span><text:span text:style-name="T3">The static loop scheduling gave me the best times for the same reason as the first problem; using dynamic or any other schedule would not work as the function was simple enough that changing the scheduling would not be worth it as it would take way too much time, so I kept the static loop scheduling.</text:span></text:p>
      <text:p text:style-name="P5"><text:tab/><text:span text:style-name="T1">c) </text:span><text:span text:style-name="T3">The maximum speedup I got was 5.056 and was gotten using 32 threads.</text:span></text:p>
      <text:p text:style-name="P5"><text:soft-page-break/>Input the coefficient array size r c: 10000 10000</text:p>
      <text:p text:style-name="P5">Input number of threads: 0</text:p>
      <text:p text:style-name="P5">-----Sequential-----</text:p>
      <text:p text:style-name="P5">Time (sec.) 0.1439900370023679</text:p>
      <text:p text:style-name="P5">-----Parallel-----</text:p>
      <text:p text:style-name="P5">Time (sec.) 0.0284814960032236</text:p>
      <text:p text:style-name="P5">---------------</text:p>
      <text:p text:style-name="P5">Speedup is 5.0555643912128376, Efficiency is 0.1579863872254012 </text:p>
      <text:p text:style-name="P5">Matrices are equal. </text:p>
      <text:p text:style-name="P5"><text:tab/><text:span text:style-name="T1">d) </text:span><text:span text:style-name="T3">The maximum efficiency I got was 0.842 and was gotten using one thread.</text:span></text:p>
      <text:p text:style-name="P5">Input the coefficient array size r c: 10000 10000</text:p>
      <text:p text:style-name="P5">Input number of threads: 1</text:p>
      <text:p text:style-name="P5">-----Sequential-----</text:p>
      <text:p text:style-name="P5">Time (sec.) 0.1438753340044059</text:p>
      <text:p text:style-name="P5">-----Parallel-----</text:p>
      <text:p text:style-name="P5">Time (sec.) 0.1707913379941601</text:p>
      <text:p text:style-name="P5">---------------</text:p>
      <text:p text:style-name="P5">Speedup is 0.8424041622610007, Efficiency is 0.8424041622610007 </text:p>
      <text:p text:style-name="P5">Matrices are equal. </text:p>
      <text:p text:style-name="P5"/>
      <text:p text:style-name="P5">3) Merge Sort</text:p>
      <text:p text:style-name="P5"><text:tab/><text:span text:style-name="T2">a) </text:span><text:span text:style-name="T4">The maximum speedup and efficiency I got was 0.789, and this was done using one thread. The reason this is possible is that merge sort is not able to be parallelized as well as other sorts, as merge sort must be added back together after the initial sort, something that can’t be parallelized well. So ironically, the best parallelization would be using one thread.</text:span></text:p>
      <text:p text:style-name="P5">Input the size of the array. 100000 </text:p>
      <text:p text:style-name="P5">Input number of threads: 1 </text:p>
      <text:p text:style-name="P5">-----Sequential Merge Sort-----</text:p>
      <text:p text:style-name="P5">Time (sec.) 0.0117709819896845</text:p>
      <text:p text:style-name="P5">-----Parallel Merge Sort----</text:p>
      <text:p text:style-name="P5">Time (sec.) 0.0149132489896147</text:p>
      <text:p text:style-name="P5">---------------</text:p>
      <text:p text:style-name="P5">Speedup is 0.7892969531911949, Efficiency is 0.7892969531911949 </text:p>
      <text:p text:style-name="P5">-----Insertion Sort-----</text:p>
      <text:p text:style-name="P5"><text:soft-page-break/>Time (sec.) 2.1450661999988370</text:p>
      <text:p text:style-name="P5">-----Sort Algorithm-----</text:p>
      <text:p text:style-name="P5">Time (sec.) 0.0071483649953734</text:p>
      <text:p text:style-name="P5">Sequential is sorted.</text:p>
      <text:p text:style-name="P5">Parallel is sorted.</text:p>
      <text:p text:style-name="P5">Insertion is sorted.</text:p>
      <text:p text:style-name="P5">Sort Algorithm is sorted.</text:p>
      <text:p text:style-name="P5"><text:tab/><text:span text:style-name="T2">b) </text:span><text:span text:style-name="T4">Done, although according to the directions, there was no timing required for the insertion sort, but I felt like it was important to include it anyway.</text:span></text:p>
      <text:p text:style-name="P5"><text:tab/><text:span text:style-name="T2">c) </text:span><text:span text:style-name="T4">According to the four sorts, the fastest sort was from the sort algorithm, with the sequential merge sort not too far behind it. The parallel merge sort came in third, and the insertion sort was the slowest by over two seconds, which is caused by the insertion sort’s O(n^2) time complexity making it extremely slow in comparison to the O(nlgn) algorithms, which the other three consist of.</text:span></text:p>
      <text:p text:style-name="P1"/>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Time Roman" svg:font-family="'Time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3T18:44:25.418847712</meta:creation-date>
    <meta:generator>LibreOffice/7.0.4.2$Linux_X86_64 LibreOffice_project/00$Build-2</meta:generator>
    <dc:date>2023-10-13T19:44:07.061174194</dc:date>
    <meta:editing-duration>PT13S</meta:editing-duration>
    <meta:editing-cycles>1</meta:editing-cycles>
    <meta:document-statistic meta:table-count="0" meta:image-count="0" meta:object-count="0" meta:page-count="4" meta:paragraph-count="86" meta:word-count="828" meta:character-count="5334" meta:non-whitespace-character-count="4585"/>
  </office:meta>
</office:document-meta>
</file>